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ea7" officeooo:paragraph-rsid="00124ea7"/>
    </style:style>
    <style:style style:name="P2" style:family="paragraph" style:parent-style-name="Standard">
      <style:text-properties officeooo:rsid="00124ea7" officeooo:paragraph-rsid="001436e3"/>
    </style:style>
    <style:style style:name="P3" style:family="paragraph" style:parent-style-name="Standard">
      <style:text-properties officeooo:rsid="001436e3" officeooo:paragraph-rsid="001436e3"/>
    </style:style>
    <style:style style:name="P4" style:family="paragraph" style:parent-style-name="Standard">
      <style:text-properties officeooo:rsid="001436e3" officeooo:paragraph-rsid="001aa6eb"/>
    </style:style>
    <style:style style:name="P5" style:family="paragraph" style:parent-style-name="Standard">
      <style:text-properties officeooo:rsid="0015c523" officeooo:paragraph-rsid="0022491f"/>
    </style:style>
    <style:style style:name="P6" style:family="paragraph" style:parent-style-name="Standard">
      <style:text-properties officeooo:rsid="001b6c06" officeooo:paragraph-rsid="001b6c06"/>
    </style:style>
    <style:style style:name="P7" style:family="paragraph" style:parent-style-name="Standard">
      <style:text-properties officeooo:rsid="001c54c4" officeooo:paragraph-rsid="001c54c4"/>
    </style:style>
    <style:style style:name="P8" style:family="paragraph" style:parent-style-name="Standard">
      <style:text-properties officeooo:rsid="001ddb9f" officeooo:paragraph-rsid="001ddb9f"/>
    </style:style>
    <style:style style:name="P9" style:family="paragraph" style:parent-style-name="Standard">
      <style:text-properties officeooo:rsid="0025f80c" officeooo:paragraph-rsid="0025f80c"/>
    </style:style>
    <style:style style:name="P10" style:family="paragraph" style:parent-style-name="Standard">
      <style:paragraph-properties fo:text-align="center" style:justify-single-word="false"/>
      <style:text-properties fo:font-size="16pt" officeooo:rsid="00124ea7" officeooo:paragraph-rsid="00124ea7" style:font-size-asian="16pt" style:font-size-complex="16pt"/>
    </style:style>
    <style:style style:name="P11" style:family="paragraph" style:parent-style-name="Standard">
      <style:text-properties officeooo:rsid="002a6fbc" officeooo:paragraph-rsid="002a6fbc"/>
    </style:style>
    <style:style style:name="T1" style:family="text">
      <style:text-properties officeooo:rsid="0015eba9"/>
    </style:style>
    <style:style style:name="T2" style:family="text">
      <style:text-properties officeooo:rsid="001aa6eb"/>
    </style:style>
    <style:style style:name="T3" style:family="text">
      <style:text-properties officeooo:rsid="001e1e70"/>
    </style:style>
    <style:style style:name="T4" style:family="text">
      <style:text-properties officeooo:rsid="00209488"/>
    </style:style>
    <style:style style:name="T5" style:family="text">
      <style:text-properties officeooo:rsid="0025f80c"/>
    </style:style>
    <style:style style:name="T6" style:family="text">
      <style:text-properties officeooo:rsid="0026d7c8"/>
    </style:style>
    <style:style style:name="T7" style:family="text">
      <style:text-properties officeooo:rsid="00283a30"/>
    </style:style>
    <style:style style:name="T8" style:family="text">
      <style:text-properties officeooo:rsid="0028589b"/>
    </style:style>
    <style:style style:name="T9" style:family="text">
      <style:text-properties officeooo:rsid="002985d9"/>
    </style:style>
    <style:style style:name="T10" style:family="text">
      <style:text-properties officeooo:rsid="002a6fbc"/>
    </style:style>
    <style:style style:name="T11" style:family="text">
      <style:text-properties officeooo:rsid="002c18fd"/>
    </style:style>
    <style:style style:name="T12" style:family="text">
      <style:text-properties officeooo:rsid="002d7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éunion représentants 10/10/2024</text:p>
      <text:p text:style-name="P1"/>
      <text:p text:style-name="P4">planning pour retour d’HIS pas entre midi et deux, <text:span text:style-name="T2">mais dans un temps bien calé</text:span></text:p>
      <text:p text:style-name="P4"><text:span text:style-name="T11">Quel jour ? E</text:span><text:span text:style-name="T2">n même temps de quand on pose la demande d’HIS ? </text:span><text:span text:style-name="T5">Dernière semaine du mois ?</text:span></text:p>
      <text:p text:style-name="P9"><text:span text:style-name="T12">Avantage : </text:span><text:span text:style-name="T7">a</text:span>voir un planning permet d’avoir <text:span text:style-name="T6">des temps pour discuter des problèmes, d’entretenir </text:span><text:span text:style-name="T7">les relations professionnelles </text:span></text:p>
      <text:p text:style-name="P6">difficile de voir à l’avance quand on pose une HIS</text:p>
      <text:p text:style-name="P5">donner la salle pour l’utilisation de l’HIS : <text:span text:style-name="T1">lieu à privilégier est une salle de classe lambda</text:span></text:p>
      <text:p text:style-name="P11">Combien de personnes pour le retour d’HIS ? 4 personnes (nombre de chaises dans le bureau de la direction)</text:p>
      <text:p text:style-name="P7"><text:span text:style-name="T9">◘</text:span> Donner une réponse avant les vacances</text:p>
      <text:p text:style-name="P3"/>
      <text:p text:style-name="P8">le vote est dans la salle des personnel<text:span text:style-name="T8">•le</text:span>s</text:p>
      <text:p text:style-name="P8"><text:span text:style-name="T9">◘</text:span> il faut une deuxième personne <text:span text:style-name="T3">pour le dépouillement</text:span></text:p>
      <text:p text:style-name="P8"/>
      <text:p text:style-name="P3"><text:span text:style-name="T9">◘</text:span><text:span text:style-name="T4"> </text:span>répartition des instances AVANT le premier CA du 7 <text:span text:style-name="T4">dans un tableau à compléte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16:33.513000000</meta:creation-date>
    <dc:date>2024-10-10T16:33:29.832000000</dc:date>
    <meta:editing-duration>PT16M46S</meta:editing-duration>
    <meta:editing-cycles>2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139" meta:character-count="792" meta:non-whitespace-character-count="663"/>
  </office:meta>
</office:document-meta>
</file>